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27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ensity(analyze_particles)-mean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analyze particles</text:p>
          </table:table-cell>
          <table:table-cell office:value-type="string" calcext:value-type="string">
            <text:p>Y172</text:p>
          </table:table-cell>
          <table:table-cell table:number-columns-repeated="2"/>
          <table:table-cell office:value-type="string" calcext:value-type="string">
            <text:p>Y257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1.40274" calcext:value-type="float">
            <text:p>1.40274</text:p>
          </table:table-cell>
          <table:table-cell office:value-type="float" office:value="0.426853" calcext:value-type="float">
            <text:p>0.426853</text:p>
          </table:table-cell>
          <table:table-cell/>
          <table:table-cell office:value-type="float" office:value="0.149952" calcext:value-type="float">
            <text:p>0.149952</text:p>
          </table:table-cell>
          <table:table-cell office:value-type="float" office:value="0.223481" calcext:value-type="float">
            <text:p>0.223481</text:p>
          </table:table-cell>
        </table:table-row>
        <table:table-row table:style-name="ro1">
          <table:table-cell office:value-type="string" calcext:value-type="string">
            <text:p>0.06mM_VPA</text:p>
          </table:table-cell>
          <table:table-cell office:value-type="float" office:value="1.39199" calcext:value-type="float">
            <text:p>1.39199</text:p>
          </table:table-cell>
          <table:table-cell office:value-type="float" office:value="0.439124" calcext:value-type="float">
            <text:p>0.439124</text:p>
          </table:table-cell>
          <table:table-cell/>
          <table:table-cell office:value-type="float" office:value="0.174321" calcext:value-type="float">
            <text:p>0.174321</text:p>
          </table:table-cell>
          <table:table-cell office:value-type="float" office:value="0.265088" calcext:value-type="float">
            <text:p>0.265088</text:p>
          </table:table-cell>
        </table:table-row>
        <table:table-row table:style-name="ro1">
          <table:table-cell office:value-type="string" calcext:value-type="string">
            <text:p>1h-control</text:p>
          </table:table-cell>
          <table:table-cell office:value-type="float" office:value="1.73147" calcext:value-type="float">
            <text:p>1.73147</text:p>
          </table:table-cell>
          <table:table-cell office:value-type="float" office:value="0.463225" calcext:value-type="float">
            <text:p>0.463225</text:p>
          </table:table-cell>
          <table:table-cell/>
          <table:table-cell office:value-type="float" office:value="2.18665" calcext:value-type="float">
            <text:p>2.18665</text:p>
          </table:table-cell>
          <table:table-cell office:value-type="float" office:value="2.18001" calcext:value-type="float">
            <text:p>2.18001</text:p>
          </table:table-cell>
        </table:table-row>
        <table:table-row table:style-name="ro1">
          <table:table-cell office:value-type="string" calcext:value-type="string">
            <text:p>1h-1mM_VPA</text:p>
          </table:table-cell>
          <table:table-cell office:value-type="float" office:value="1.55471" calcext:value-type="float">
            <text:p>1.55471</text:p>
          </table:table-cell>
          <table:table-cell office:value-type="float" office:value="0.537885" calcext:value-type="float">
            <text:p>0.537885</text:p>
          </table:table-cell>
          <table:table-cell/>
          <table:table-cell office:value-type="float" office:value="1.71518" calcext:value-type="float">
            <text:p>1.71518</text:p>
          </table:table-cell>
          <table:table-cell office:value-type="float" office:value="2.03095" calcext:value-type="float">
            <text:p>2.03095</text:p>
          </table:table-cell>
        </table:table-row>
        <table:table-row table:style-name="ro1">
          <table:table-cell office:value-type="string" calcext:value-type="string">
            <text:p>3h-control</text:p>
          </table:table-cell>
          <table:table-cell office:value-type="float" office:value="1.73691" calcext:value-type="float">
            <text:p>1.73691</text:p>
          </table:table-cell>
          <table:table-cell office:value-type="float" office:value="0.526522" calcext:value-type="float">
            <text:p>0.526522</text:p>
          </table:table-cell>
          <table:table-cell/>
          <table:table-cell office:value-type="float" office:value="2.16351" calcext:value-type="float">
            <text:p>2.16351</text:p>
          </table:table-cell>
          <table:table-cell office:value-type="float" office:value="2.09613" calcext:value-type="float">
            <text:p>2.09613</text:p>
          </table:table-cell>
        </table:table-row>
        <table:table-row table:style-name="ro1">
          <table:table-cell office:value-type="string" calcext:value-type="string">
            <text:p>3h-1mM_VPA</text:p>
          </table:table-cell>
          <table:table-cell office:value-type="float" office:value="1.65438" calcext:value-type="float">
            <text:p>1.65438</text:p>
          </table:table-cell>
          <table:table-cell office:value-type="float" office:value="0.432245" calcext:value-type="float">
            <text:p>0.432245</text:p>
          </table:table-cell>
          <table:table-cell/>
          <table:table-cell office:value-type="float" office:value="1.29361" calcext:value-type="float">
            <text:p>1.29361</text:p>
          </table:table-cell>
          <table:table-cell office:value-type="float" office:value="1.87806" calcext:value-type="float">
            <text:p>1.87806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find maxima</text:p>
          </table:table-cell>
          <table:table-cell office:value-type="string" calcext:value-type="string">
            <text:p>Y172</text:p>
          </table:table-cell>
          <table:table-cell table:number-columns-repeated="2"/>
          <table:table-cell office:value-type="string" calcext:value-type="string">
            <text:p>Y25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ean</text:p>
          </table:table-cell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 office:value-type="float" office:value="1.41873" calcext:value-type="float">
            <text:p>1.41873</text:p>
          </table:table-cell>
          <table:table-cell office:value-type="float" office:value="0.267325" calcext:value-type="float">
            <text:p>0.267325</text:p>
          </table:table-cell>
          <table:table-cell/>
          <table:table-cell office:value-type="float" office:value="0.498208" calcext:value-type="float">
            <text:p>0.498208</text:p>
          </table:table-cell>
          <table:table-cell office:value-type="float" office:value="0.326141" calcext:value-type="float">
            <text:p>0.326141</text:p>
          </table:table-cell>
        </table:table-row>
        <table:table-row table:style-name="ro1">
          <table:table-cell office:value-type="string" calcext:value-type="string">
            <text:p>0.06mM_VPA</text:p>
          </table:table-cell>
          <table:table-cell office:value-type="float" office:value="1.00871" calcext:value-type="float">
            <text:p>1.00871</text:p>
          </table:table-cell>
          <table:table-cell office:value-type="float" office:value="0.330536" calcext:value-type="float">
            <text:p>0.330536</text:p>
          </table:table-cell>
          <table:table-cell/>
          <table:table-cell office:value-type="float" office:value="0.503427" calcext:value-type="float">
            <text:p>0.503427</text:p>
          </table:table-cell>
          <table:table-cell office:value-type="float" office:value="0.391226" calcext:value-type="float">
            <text:p>0.391226</text:p>
          </table:table-cell>
        </table:table-row>
        <table:table-row table:style-name="ro1">
          <table:table-cell office:value-type="string" calcext:value-type="string">
            <text:p>1h-control</text:p>
          </table:table-cell>
          <table:table-cell office:value-type="float" office:value="2.92696" calcext:value-type="float">
            <text:p>2.92696</text:p>
          </table:table-cell>
          <table:table-cell office:value-type="float" office:value="1.05099" calcext:value-type="float">
            <text:p>1.05099</text:p>
          </table:table-cell>
          <table:table-cell/>
          <table:table-cell office:value-type="float" office:value="0.784645" calcext:value-type="float">
            <text:p>0.784645</text:p>
          </table:table-cell>
          <table:table-cell office:value-type="float" office:value="0.819868" calcext:value-type="float">
            <text:p>0.819868</text:p>
          </table:table-cell>
        </table:table-row>
        <table:table-row table:style-name="ro1">
          <table:table-cell office:value-type="string" calcext:value-type="string">
            <text:p>1h-1mM_VPA</text:p>
          </table:table-cell>
          <table:table-cell office:value-type="float" office:value="2.72765" calcext:value-type="float">
            <text:p>2.72765</text:p>
          </table:table-cell>
          <table:table-cell office:value-type="float" office:value="1.12351" calcext:value-type="float">
            <text:p>1.12351</text:p>
          </table:table-cell>
          <table:table-cell/>
          <table:table-cell office:value-type="float" office:value="0.767409" calcext:value-type="float">
            <text:p>0.767409</text:p>
          </table:table-cell>
          <table:table-cell office:value-type="float" office:value="0.744451" calcext:value-type="float">
            <text:p>0.744451</text:p>
          </table:table-cell>
        </table:table-row>
        <table:table-row table:style-name="ro1">
          <table:table-cell office:value-type="string" calcext:value-type="string">
            <text:p>3h-control</text:p>
          </table:table-cell>
          <table:table-cell office:value-type="float" office:value="3.0675" calcext:value-type="float">
            <text:p>3.0675</text:p>
          </table:table-cell>
          <table:table-cell office:value-type="float" office:value="0.893365" calcext:value-type="float">
            <text:p>0.893365</text:p>
          </table:table-cell>
          <table:table-cell/>
          <table:table-cell office:value-type="float" office:value="0.70605" calcext:value-type="float">
            <text:p>0.70605</text:p>
          </table:table-cell>
          <table:table-cell office:value-type="float" office:value="0.504731" calcext:value-type="float">
            <text:p>0.504731</text:p>
          </table:table-cell>
        </table:table-row>
        <table:table-row table:style-name="ro1">
          <table:table-cell office:value-type="string" calcext:value-type="string">
            <text:p>3h-1mM_VPA</text:p>
          </table:table-cell>
          <table:table-cell office:value-type="float" office:value="2.47755" calcext:value-type="float">
            <text:p>2.47755</text:p>
          </table:table-cell>
          <table:table-cell office:value-type="float" office:value="0.925596" calcext:value-type="float">
            <text:p>0.925596</text:p>
          </table:table-cell>
          <table:table-cell/>
          <table:table-cell office:value-type="float" office:value="0.660721" calcext:value-type="float">
            <text:p>0.660721</text:p>
          </table:table-cell>
          <table:table-cell office:value-type="float" office:value="0.741298" calcext:value-type="float">
            <text:p>0.74129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13:18:05.742000000</dc:date>
    <dc:creator>Jakub Zahumensky</dc:creator>
    <meta:editing-duration>PT4M26S</meta:editing-duration>
    <meta:editing-cycles>4</meta:editing-cycles>
    <meta:generator>LibreOffice/7.2.4.1$Windows_X86_64 LibreOffice_project/27d75539669ac387bb498e35313b970b7fe9c4f9</meta:generator>
    <meta:document-statistic meta:table-count="1" meta:cell-count="73" meta:object-count="0"/>
  </office:meta>
</office:document-meta>
</file>